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dani</text:span>: <draw:frame draw:style-name="fr1" draw:name="Objekt1" text:anchor-type="as-char" svg:width="0.7654in" svg:height="0.43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- pozorovani: diferencialni rovnice není linearni.</text:p>
      <text:p text:style-name="Standard"/>
      <text:p text:style-name="Standard"/>
      <text:p text:style-name="Standard"/>
      <text:p text:style-name="Standard"><text:span text:style-name="T1">Reseni</text:span>:</text:p>
      <text:p text:style-name="Standard">- resenim je implicitni rovnice <draw:frame draw:style-name="fr1" draw:name="Objekt2" text:anchor-type="as-char" svg:width="1.2791in" svg:height="0.2075in" draw:z-index="1"><draw:object xlink:href="./Object 2" xlink:type="simple" xlink:show="embed" xlink:actuate="onLoad"/><draw:image xlink:href="./ObjectReplacements/Object 2" xlink:type="simple" xlink:show="embed" xlink:actuate="onLoad"/></draw:frame>(snadno se overi zderivovanim).</text:p>
      <text:p text:style-name="Standard"/>
      <text:p text:style-name="Standard"/>
      <text:p text:style-name="Standard">- metodou <text:span text:style-name="T2">separace promennych</text:span>:</text:p>
      <text:p text:style-name="Standard">do zadani dosadime<draw:frame draw:style-name="fr1" draw:name="Objekt3" text:anchor-type="as-char" svg:width="0.5563in" svg:height="0.3925in" draw:z-index="2"><draw:object xlink:href="./Object 3" xlink:type="simple" xlink:show="embed" xlink:actuate="onLoad"/><draw:image xlink:href="./ObjectReplacements/Object 3" xlink:type="simple" xlink:show="embed" xlink:actuate="onLoad"/></draw:frame>:</text:p>
      <text:p text:style-name="Standard"><draw:frame draw:style-name="fr1" draw:name="Objekt4" text:anchor-type="as-char" svg:width="1.2299in" svg:height="0.63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v tomto okamziku jsou promenne x a y separovany (oddeleny). Pokracujeme:</text:p>
      <text:p text:style-name="Standard"><draw:frame draw:style-name="fr2" draw:name="Objekt5" text:anchor-type="as-char" svg:y="-1.0063in" svg:width="1.5272in" svg:height="1.106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konstantu 3c jsem prepsal za d. Nicemu to nevadi, konstanta jako konstanta.</text:p>
      <text:p text:style-name="Standard"/>
      <text:p text:style-name="Standard"/>
      <text:p text:style-name="Standard">- metodu <text:span text:style-name="T2">variace konstant</text:span> nemohu pouzit, protože zadanou diferencialni rovnici nemohu vyjadrit ve tvaru<draw:frame draw:style-name="fr1" draw:name="Objekt6" text:anchor-type="as-char" svg:width="0.8075in" svg:height="0.2075in" draw:z-index="5"><draw:object xlink:href="./Object 6" xlink:type="simple" xlink:show="embed" xlink:actuate="onLoad"/><draw:image xlink:href="./ObjectReplacements/Object 6" xlink:type="simple" xlink:show="embed" xlink:actuate="onLoad"/></draw:frame>, kde P, Q jsou spojite funkce promenne 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6T17:39:42.25</meta:creation-date>
    <dc:date>2011-01-08T14:00:03</dc:date>
    <meta:editing-duration>PT03H21M46S</meta:editing-duration>
    <meta:editing-cycles>11</meta:editing-cycles>
    <meta:generator>OpenOffice.org/3.2$Unix OpenOffice.org_project/320m19$Build-9505</meta:generator>
    <meta:document-statistic meta:table-count="0" meta:image-count="0" meta:object-count="6" meta:page-count="1" meta:paragraph-count="11" meta:word-count="71" meta:character-count="47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i>y</math:mi>
        <math:mi>'</math:mi>
      </math:msup>
      <math:mo math:stretchy="false">=</math:mo>
      <math:mfrac>
        <math:msup>
          <math:mi>x</math:mi>
          <math:mn>2</math:mn>
        </math:msup>
        <math:mrow>
          <math:mn>1</math:mn>
          <math:mo math:stretchy="false">+</math:mo>
          <math:msup>
            <math:mi>y</math:mi>
            <math:mn>2</math:mn>
          </math:msup>
        </math:mrow>
      </math:mfrac>
    </math:mrow>
    <math:annotation math:encoding="StarMath 5.0">y^{'}={x^{2}} over {1+y^{2}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>y</math:mi>
              <math:mn>3</math:mn>
            </math:msup>
            <math:mo math:stretchy="false">+</math:mo>
            <math:mn>3y</math:mn>
          </math:mrow>
          <math:mo math:stretchy="false">−</math:mo>
          <math:msup>
            <math:mi>x</math:mi>
            <math:mn>3</math:mn>
          </math:msup>
        </math:mrow>
        <math:mo math:stretchy="false">+</math:mo>
        <math:mi>c</math:mi>
      </math:mrow>
      <math:mo math:stretchy="false">=</math:mo>
      <math:mn>0</math:mn>
    </math:mrow>
    <math:annotation math:encoding="StarMath 5.0">y^{3}+3y-x^{3}+c=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p>
        <math:mi>y</math:mi>
        <math:mi>'</math:mi>
      </math:msup>
      <math:mo math:stretchy="false">=</math:mo>
      <math:mfrac>
        <math:mi math:fontstyle="italic">dy</math:mi>
        <math:mi math:fontstyle="italic">dx</math:mi>
      </math:mfrac>
    </math:mrow>
    <math:annotation math:encoding="StarMath 5.0">y^{'}={dy} over {dx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i math:fontstyle="italic">dy</math:mi>
              <math:mi math:fontstyle="italic">dx</math:mi>
            </math:mfrac>
            <math:mo math:stretchy="false">=</math:mo>
            <math:msup>
              <math:mi>x</math:mi>
              <math:mn>2</math:mn>
            </math:msup>
          </math:mrow>
          <math:mfrac>
            <math:mn>1</math:mn>
            <math:mrow>
              <math:mn>1</math:mn>
              <math:mo math:stretchy="false">+</math:mo>
              <math:msup>
                <math:mi>y</math:mi>
                <math:mn>2</math:mn>
              </math:msup>
            </math:mrow>
          </math:mfrac>
        </math:mrow>
      </math:mtr>
      <math:mtr>
        <math:mrow>
          <math:mrow>
            <math:mo math:stretchy="false">(</math:mo>
            <math:mrow>
              <math:mn>1</math:mn>
              <math:mo math:stretchy="false">+</math:mo>
              <math:msup>
                <math:mi>y</math:mi>
                <math:mn>2</math:mn>
              </math:msup>
            </math:mrow>
            <math:mo math:stretchy="false">)</math:mo>
          </math:mrow>
          <math:mrow>
            <math:mi math:fontstyle="italic">dy</math:mi>
            <math:mo math:stretchy="false">=</math:mo>
            <math:msup>
              <math:mi>x</math:mi>
              <math:mn>2</math:mn>
            </math:msup>
          </math:mrow>
          <math:mi math:fontstyle="italic">dx</math:mi>
        </math:mrow>
      </math:mtr>
    </math:mtable>
    <math:annotation math:encoding="StarMath 5.0">{dy} over {dx}=x^{2}{1} over {1+y^{2}} 
newline 
(1+y^{2})dy=x^{2}dx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∫</math:mo>
            <math:mrow>
              <math:mo math:stretchy="false">(</math:mo>
              <math:mrow>
                <math:mn>1</math:mn>
                <math:mo math:stretchy="false">+</math:mo>
                <math:msup>
                  <math:mi>y</math:mi>
                  <math:mn>2</math:mn>
                </math:msup>
              </math:mrow>
              <math:mo math:stretchy="false">)</math:mo>
            </math:mrow>
          </math:mrow>
          <math:mrow>
            <math:mi math:fontstyle="italic">dy</math:mi>
            <math:mo math:stretchy="false">=</math:mo>
            <math:mrow>
              <math:mo math:stretchy="false">∫</math:mo>
              <math:msup>
                <math:mi>x</math:mi>
                <math:mn>2</math:mn>
              </math:msup>
            </math:mrow>
          </math:mrow>
          <math:mi math:fontstyle="italic">dx</math:mi>
        </math:mrow>
      </math:mtr>
      <math:mtr>
        <math:mrow>
          <math:mrow>
            <math:mi>y</math:mi>
            <math:mo math:stretchy="false">+</math:mo>
            <math:mfrac>
              <math:msup>
                <math:mi>y</math:mi>
                <math:mn>3</math:mn>
              </math:msup>
              <math:mn>3</math:mn>
            </math:mfrac>
          </math:mrow>
          <math:mo math:stretchy="false">=</math:mo>
          <math:mrow>
            <math:mfrac>
              <math:msup>
                <math:mi>x</math:mi>
                <math:mn>3</math:mn>
              </math:msup>
              <math:mn>3</math:mn>
            </math:mfrac>
            <math:mo math:stretchy="false">+</math:mo>
            <math:mi>c</math:mi>
          </math:mrow>
        </math:mrow>
      </math:mtr>
      <math:mtr>
        <math:mrow>
          <math:mrow>
            <math:mn>3y</math:mn>
            <math:mo math:stretchy="false">+</math:mo>
            <math:msup>
              <math:mi>y</math:mi>
              <math:mn>3</math:mn>
            </math:msup>
          </math:mrow>
          <math:mo math:stretchy="false">=</math:mo>
          <math:mrow>
            <math:msup>
              <math:mi>x</math:mi>
              <math:mn>3</math:mn>
            </math:msup>
            <math:mo math:stretchy="false">+</math:mo>
            <math:mn>3c</math:mn>
          </math:mrow>
        </math:mrow>
      </math:mtr>
      <math:mtr>
        <math:mrow>
          <math:mrow>
            <math:mrow>
              <math:mrow>
                <math:msup>
                  <math:mi>y</math:mi>
                  <math:mn>3</math:mn>
                </math:msup>
                <math:mo math:stretchy="false">+</math:mo>
                <math:mn>3y</math:mn>
              </math:mrow>
              <math:mo math:stretchy="false">−</math:mo>
              <math:msup>
                <math:mi>x</math:mi>
                <math:mn>3</math:mn>
              </math:msup>
            </math:mrow>
            <math:mo math:stretchy="false">+</math:mo>
            <math:mi>d</math:mi>
          </math:mrow>
          <math:mo math:stretchy="false">=</math:mo>
          <math:mn>0</math:mn>
        </math:mrow>
      </math:mtr>
    </math:mtable>
    <math:annotation math:encoding="StarMath 5.0">int(1+y^{2})dy=int x^{2}dx 
newline 
y+{y^{3}} over {3}={x^{3}} over {3}+c
newline 
3y+y^{3}=x^{3}+3c
newline 
y^{3}+3y-x^{3}+d=0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y</math:mi>
          <math:mi>'</math:mi>
        </math:msup>
        <math:mo math:stretchy="false">+</math:mo>
        <math:mi math:fontstyle="italic">Py</math:mi>
      </math:mrow>
      <math:mo math:stretchy="false">=</math:mo>
      <math:mi>Q</math:mi>
    </math:mrow>
    <math:annotation math:encoding="StarMath 5.0">y^{'}+Py=Q </math:annotation>
  </math:semantics>
</math:math>
</file>